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d79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d79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d79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d79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d79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d79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d79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d79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d79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d79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d79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d79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d79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d79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d79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d79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d79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Ysabella Margarita Jiménez H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9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2584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Gregorio Jimenez Fi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6844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0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5" meta:non-whitespace-character-count="1008"/>
    <meta:template xlink:type="simple" xlink:actuate="onRequest" xlink:title="Normal" xlink:href=""/>
  </office:meta>
</office:document-meta>
</file>